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Bello, 05 de noviembre de 2014</text:p>
      <text:p text:style-name="P2"/>
      <text:p text:style-name="P2">Señores Sistemas </text:p>
      <text:p text:style-name="P2"/>
      <text:p text:style-name="P2">Buenas tardes </text:p>
      <text:p text:style-name="P2"/>
      <text:p text:style-name="P2"/>
      <text:p text:style-name="P2">comedidamente <text:s/>solicito <text:s/>cambiar el estudio de el señor wilmar hernando <text:s/>Rios Zorrilla cc 3408193 se monto tomografia de miembros superiores y es miembros inferiores , ya leido </text:p>
      <text:p text:style-name="P2"><text:s/></text:p>
      <text:p text:style-name="P2">cordialmente </text:p>
      <text:p text:style-name="P2"/>
      <text:p text:style-name="P2">Luz Dary Rojas Lope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O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O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ografia-Sotano</meta:initial-creator>
    <meta:editing-cycles>3</meta:editing-cycles>
    <meta:creation-date>2014-09-16T13:32:00</meta:creation-date>
    <dc:date>2014-11-05T16:09:46.39</dc:date>
    <meta:editing-duration>PT8M27S</meta:editing-duration>
    <meta:generator>OpenOffice/4.1.1$Win32 OpenOffice.org_project/411m6$Build-9775</meta:generator>
    <meta:document-statistic meta:table-count="0" meta:image-count="0" meta:object-count="0" meta:page-count="1" meta:paragraph-count="7" meta:word-count="42" meta:character-count="2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